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_32__20_Dots_20_1_20_Dash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 fo:min-height="0.874cm" fo:min-width="6.49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0.737cm" fo:min-width="9.422cm"/>
    </style:style>
    <style:style style:name="gr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65cm" fo:min-width="5.709cm"/>
    </style:style>
    <style:style style:name="gr12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3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c5000b" draw:marker-start="Arrow" draw:marker-start-width="0.3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c5000b" draw:marker-end="" draw:marker-end-width="0.3cm" draw:fill="none" draw:textarea-vertical-align="middle"/>
    </style:style>
    <style:style style:name="gr16" style:family="graphic" style:parent-style-name="objectwithoutfill">
      <style:graphic-properties svg:stroke-color="#c5000b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6cm"/>
    </style:style>
    <style:style style:name="gr19" style:family="graphic" style:parent-style-name="objectwithoutfill">
      <style:graphic-properties svg:stroke-color="#c5000b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43cm"/>
    </style:style>
    <style:style style:name="gr21" style:family="graphic" style:parent-style-name="standard">
      <style:graphic-properties draw:stroke="none" svg:stroke-color="#000000" draw:fill="none" draw:fill-color="#ffffff" fo:min-height="0.797cm"/>
    </style:style>
    <style:style style:name="gr22" style:family="graphic" style:parent-style-name="standard">
      <style:graphic-properties draw:stroke="none" svg:stroke-color="#000000" draw:fill="none" draw:fill-color="#ffffff" fo:min-height="5.1cm"/>
    </style:style>
    <style:style style:name="gr23" style:family="graphic" style:parent-style-name="standard">
      <style:graphic-properties draw:stroke="none" svg:stroke-color="#000000" draw:fill="none" draw:fill-color="#ffffff" fo:min-height="0.399cm"/>
    </style:style>
    <style:style style:name="gr24" style:family="graphic" style:parent-style-name="standard">
      <style:graphic-properties draw:stroke="none" svg:stroke-color="#000000" draw:fill="none" draw:fill-color="#ffffff" fo:min-height="4.345cm"/>
    </style:style>
    <style:style style:name="gr25" style:family="graphic" style:parent-style-name="standard">
      <style:graphic-properties draw:stroke="none" svg:stroke-color="#000000" draw:fill="none" draw:fill-color="#ffffff" fo:min-height="3.02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</style:style>
    <style:style style:name="P3" style:family="paragraph">
      <loext:graphic-properties draw:fill="solid" draw:fill-color="#aecf00"/>
      <style:paragraph-properties fo:text-align="center"/>
    </style:style>
    <style:style style:name="P4" style:family="paragraph">
      <loext:graphic-properties draw:fill="solid" draw:fill-color="#47b8b8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 draw:fill-color="#eb613d"/>
      <style:paragraph-properties fo:text-align="center"/>
    </style:style>
    <style:style style:name="P8" style:family="paragraph">
      <loext:graphic-properties draw:fill="solid" draw:fill-color="#ccffff"/>
      <style:paragraph-properties fo:text-align="center"/>
    </style:style>
    <style:style style:name="P9" style:family="paragraph">
      <loext:graphic-properties draw:fill="solid" draw:fill-color="#9999ff"/>
      <style:paragraph-properties fo:text-align="center"/>
    </style:style>
    <style:style style:name="P10" style:family="paragraph">
      <loext:graphic-properties draw:fill="solid" draw:fill-color="#ff950e"/>
      <style:paragraph-properties fo:text-align="center"/>
    </style:style>
    <style:style style:name="P11" style:family="paragraph">
      <loext:graphic-properties draw:fill="solid" draw:fill-color="#ffcc99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55cm" svg:height="1.168cm" svg:x="6.425cm" svg:y="25.329cm">
          <text:p text:style-name="P1">UDP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55cm" svg:height="1.168cm" svg:x="11.273cm" svg:y="25.329cm">
          <text:p text:style-name="P1">ETHInterfa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54cm" svg:height="1.168cm" svg:x="16.136cm" svg:y="25.329cm">
          <text:p text:style-name="P1">??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cm" svg:y1="23.851cm" svg:x2="21.136cm" svg:y2="23.851cm">
          <text:p/>
        </draw:line>
        <draw:custom-shape draw:style-name="gr5" draw:text-style-name="P6" draw:layer="layout" svg:width="14.134cm" svg:height="1.015cm" svg:x="6.456cm" svg:y="23.344cm">
          <text:p text:style-name="P1">If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8.57cm" svg:y1="25.321cm" svg:x2="8.57cm" svg:y2="24.366cm">
          <text:p/>
        </draw:line>
        <draw:line draw:style-name="gr6" draw:text-style-name="P5" draw:layer="layout" svg:x1="13.43cm" svg:y1="25.322cm" svg:x2="13.43cm" svg:y2="24.367cm">
          <text:p/>
        </draw:line>
        <draw:line draw:style-name="gr6" draw:text-style-name="P5" draw:layer="layout" svg:x1="18.35cm" svg:y1="25.322cm" svg:x2="18.35cm" svg:y2="24.367cm">
          <text:p/>
        </draw:line>
        <draw:custom-shape draw:style-name="gr1" draw:text-style-name="P2" draw:layer="layout" svg:width="4.87cm" svg:height="1.015cm" svg:x="15.72cm" svg:y="21.349cm">
          <text:p text:style-name="P1">SwitchCor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6.262cm" svg:y1="23.326cm" svg:x2="16.262cm" svg:y2="22.371cm">
          <text:p/>
        </draw:line>
        <draw:line draw:style-name="gr6" draw:text-style-name="P5" draw:layer="layout" svg:x1="16.48cm" svg:y1="23.327cm" svg:x2="16.48cm" svg:y2="22.372cm">
          <text:p/>
        </draw:line>
        <draw:line draw:style-name="gr6" draw:text-style-name="P5" draw:layer="layout" svg:x1="16.263cm" svg:y1="23.326cm" svg:x2="16.263cm" svg:y2="22.371cm">
          <text:p/>
        </draw:line>
        <draw:line draw:style-name="gr6" draw:text-style-name="P5" draw:layer="layout" svg:x1="16.481cm" svg:y1="23.327cm" svg:x2="16.481cm" svg:y2="22.372cm">
          <text:p/>
        </draw:line>
        <draw:line draw:style-name="gr6" draw:text-style-name="P5" draw:layer="layout" svg:x1="16.714cm" svg:y1="23.326cm" svg:x2="16.714cm" svg:y2="22.371cm">
          <text:p/>
        </draw:line>
        <draw:line draw:style-name="gr6" draw:text-style-name="P5" draw:layer="layout" svg:x1="16.931cm" svg:y1="23.327cm" svg:x2="16.931cm" svg:y2="22.372cm">
          <text:p/>
        </draw:line>
        <draw:line draw:style-name="gr6" draw:text-style-name="P5" draw:layer="layout" svg:x1="16.263cm" svg:y1="23.326cm" svg:x2="16.263cm" svg:y2="22.371cm">
          <text:p/>
        </draw:line>
        <draw:line draw:style-name="gr6" draw:text-style-name="P5" draw:layer="layout" svg:x1="16.481cm" svg:y1="23.327cm" svg:x2="16.481cm" svg:y2="22.372cm">
          <text:p/>
        </draw:line>
        <draw:line draw:style-name="gr6" draw:text-style-name="P5" draw:layer="layout" svg:x1="17.149cm" svg:y1="23.326cm" svg:x2="17.149cm" svg:y2="22.371cm">
          <text:p/>
        </draw:line>
        <draw:line draw:style-name="gr6" draw:text-style-name="P5" draw:layer="layout" svg:x1="17.367cm" svg:y1="23.327cm" svg:x2="17.367cm" svg:y2="22.372cm">
          <text:p/>
        </draw:line>
        <draw:line draw:style-name="gr6" draw:text-style-name="P5" draw:layer="layout" svg:x1="17.6cm" svg:y1="23.326cm" svg:x2="17.6cm" svg:y2="22.371cm">
          <text:p/>
        </draw:line>
        <draw:line draw:style-name="gr6" draw:text-style-name="P5" draw:layer="layout" svg:x1="17.817cm" svg:y1="23.327cm" svg:x2="17.817cm" svg:y2="22.372cm">
          <text:p/>
        </draw:line>
        <draw:custom-shape draw:style-name="gr7" draw:text-style-name="P7" draw:layer="layout" svg:width="6.99cm" svg:height="1.124cm" svg:x="10.09cm" svg:y="15.224cm">
          <text:p text:style-name="P1">ControlHandl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9.788cm" svg:y1="20.089cm" svg:x2="19.788cm" svg:y2="14.162cm">
          <text:p/>
        </draw:line>
        <draw:line draw:style-name="gr6" draw:text-style-name="P5" draw:layer="layout" svg:x1="16.522cm" svg:y1="15.211cm" svg:x2="16.522cm" svg:y2="14.173cm">
          <text:p/>
        </draw:line>
        <draw:custom-shape draw:style-name="gr8" draw:text-style-name="P8" draw:layer="layout" svg:width="9.922cm" svg:height="0.987cm" svg:x="10.668cm" svg:y="13.178cm">
          <text:p text:style-name="P1">UpperDistribut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54cm" svg:height="0.987cm" svg:x="17.736cm" svg:y="11.145cm">
          <text:p text:style-name="P1">IpTun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999cm" svg:height="1.024cm" svg:x="16.591cm" svg:y="8.971cm">
          <text:p text:style-name="P1">TUNAdapter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619cm" svg:height="0.987cm" svg:x="11.815cm" svg:y="11.141cm">
          <text:p text:style-name="P1">Pathfind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7.159cm" svg:y1="13.192cm" svg:x2="17.159cm" svg:y2="9.999cm">
          <text:p/>
        </draw:line>
        <draw:line draw:style-name="gr6" draw:text-style-name="P5" draw:layer="layout" svg:x1="18.272cm" svg:y1="13.173cm" svg:x2="18.272cm" svg:y2="12.153cm">
          <text:p/>
        </draw:line>
        <draw:line draw:style-name="gr6" draw:text-style-name="P5" draw:layer="layout" svg:x1="18.916cm" svg:y1="11.151cm" svg:x2="18.916cm" svg:y2="9.98cm">
          <text:p/>
        </draw:line>
        <draw:line draw:style-name="gr4" draw:text-style-name="P5" draw:layer="layout" svg:x1="1cm" svg:y1="21.641cm" svg:x2="15.215cm" svg:y2="21.641cm">
          <text:p/>
        </draw:line>
        <draw:custom-shape draw:style-name="gr11" draw:text-style-name="P1" draw:layer="layout" svg:width="6.209cm" svg:height="1.015cm" svg:x="8.313cm" svg:y="21.317cm">
          <text:p text:style-name="P1">Session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8.702cm" svg:height="3.972cm" svg:x="7.419cm" svg:y="6.009cm">
          <text:p text:style-name="P1">EventEmit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7.78cm" svg:y1="23.332cm" svg:x2="7.78cm" svg:y2="9.972cm">
          <text:p/>
        </draw:line>
        <draw:line draw:style-name="gr13" draw:text-style-name="P5" draw:layer="layout" svg:x1="9.235cm" svg:y1="21.295cm" svg:x2="9.235cm" svg:y2="9.973cm">
          <text:p/>
        </draw:line>
        <draw:line draw:style-name="gr14" draw:text-style-name="P5" draw:layer="layout" svg:x1="9.767cm" svg:y1="21.269cm" svg:x2="9.767cm" svg:y2="8.263cm">
          <text:p/>
        </draw:line>
        <draw:line draw:style-name="gr15" draw:text-style-name="P5" draw:layer="layout" svg:x1="11.565cm" svg:y1="9.673cm" svg:x2="11.565cm" svg:y2="13.162cm">
          <text:p/>
        </draw:line>
        <draw:line draw:style-name="gr13" draw:text-style-name="P5" draw:layer="layout" svg:x1="15.74cm" svg:y1="6.984cm" svg:x2="15.74cm" svg:y2="11.125cm">
          <text:p/>
        </draw:line>
        <draw:line draw:style-name="gr13" draw:text-style-name="P5" draw:layer="layout" svg:x1="15.2cm" svg:y1="7.408cm" svg:x2="15.2cm" svg:y2="11.125cm">
          <text:p/>
        </draw:line>
        <draw:line draw:style-name="gr13" draw:text-style-name="P5" draw:layer="layout" svg:x1="14.623cm" svg:y1="7.832cm" svg:x2="14.623cm" svg:y2="11.125cm">
          <text:p/>
        </draw:line>
        <draw:line draw:style-name="gr16" draw:text-style-name="P5" draw:layer="layout" svg:x1="12.768cm" svg:y1="10.02cm" svg:x2="12.768cm" svg:y2="9.286cm">
          <text:p/>
        </draw:line>
        <draw:line draw:style-name="gr14" draw:text-style-name="P5" draw:layer="layout" svg:x1="13.433cm" svg:y1="11.114cm" svg:x2="13.433cm" svg:y2="8.717cm">
          <text:p/>
        </draw:line>
        <draw:line draw:style-name="gr17" draw:text-style-name="P5" draw:layer="layout" svg:x1="11.568cm" svg:y1="11.29cm" svg:x2="6.142cm" svg:y2="11.29cm">
          <text:p/>
        </draw:line>
        <draw:line draw:style-name="gr17" draw:text-style-name="P5" draw:layer="layout" svg:x1="10.425cm" svg:y1="14.065cm" svg:x2="7.319cm" svg:y2="14.065cm">
          <text:p/>
        </draw:line>
        <draw:line draw:style-name="gr17" draw:text-style-name="P5" draw:layer="layout" svg:x1="9.767cm" svg:y1="15.464cm" svg:x2="7.39cm" svg:y2="15.464cm">
          <text:p/>
        </draw:line>
        <draw:line draw:style-name="gr17" draw:text-style-name="P5" draw:layer="layout" svg:x1="9.236cm" svg:y1="16.828cm" svg:x2="5.146cm" svg:y2="16.828cm">
          <text:p/>
        </draw:line>
        <draw:line draw:style-name="gr17" draw:text-style-name="P5" draw:layer="layout" svg:x1="7.752cm" svg:y1="20.096cm" svg:x2="4.849cm" svg:y2="20.096cm">
          <text:p/>
        </draw:line>
        <draw:frame draw:style-name="gr18" draw:text-style-name="P12" draw:layer="layout" svg:width="6.558cm" svg:height="1.267cm" svg:x="0.95cm" svg:y="19.755cm">
          <draw:text-box>
            <text:p><text:span text:style-name="T1">Peer connected or lost </text:span><text:span text:style-name="T2">(PFChan_Core_PEER, PFChan_Core_PEER_GONE)</text:span></text:p>
          </draw:text-box>
        </draw:frame>
        <draw:line draw:style-name="gr19" draw:text-style-name="P5" draw:layer="layout" svg:x1="13.432cm" svg:y1="8.735cm" svg:x2="10.444cm" svg:y2="8.735cm">
          <text:p/>
        </draw:line>
        <draw:line draw:style-name="gr19" draw:text-style-name="P5" draw:layer="layout" svg:x1="12.205cm" svg:y1="9.675cm" svg:x2="11.563cm" svg:y2="9.675cm">
          <text:p/>
        </draw:line>
        <draw:line draw:style-name="gr14" draw:text-style-name="P5" draw:layer="layout" svg:x1="10.436cm" svg:y1="9.975cm" svg:x2="10.436cm" svg:y2="15.216cm">
          <text:p/>
        </draw:line>
        <draw:line draw:style-name="gr16" draw:text-style-name="P5" draw:layer="layout" svg:x1="9.234cm" svg:y1="10.021cm" svg:x2="9.234cm" svg:y2="7.835cm">
          <text:p/>
        </draw:line>
        <draw:line draw:style-name="gr19" draw:text-style-name="P5" draw:layer="layout" svg:x1="9.771cm" svg:y1="8.275cm" svg:x2="13.995cm" svg:y2="8.275cm">
          <text:p/>
        </draw:line>
        <draw:line draw:style-name="gr16" draw:text-style-name="P5" draw:layer="layout" svg:x1="8.687cm" svg:y1="10.021cm" svg:x2="8.687cm" svg:y2="7.422cm">
          <text:p/>
        </draw:line>
        <draw:line draw:style-name="gr19" draw:text-style-name="P5" draw:layer="layout" svg:x1="8.688cm" svg:y1="7.42cm" svg:x2="15.207cm" svg:y2="7.42cm">
          <text:p/>
        </draw:line>
        <draw:line draw:style-name="gr19" draw:text-style-name="P5" draw:layer="layout" svg:x1="7.771cm" svg:y1="6.997cm" svg:x2="15.741cm" svg:y2="6.997cm">
          <text:p/>
        </draw:line>
        <draw:line draw:style-name="gr16" draw:text-style-name="P5" draw:layer="layout" svg:x1="7.78cm" svg:y1="10.002cm" svg:x2="7.78cm" svg:y2="6.987cm">
          <text:p/>
        </draw:line>
        <draw:frame draw:style-name="gr18" draw:text-style-name="P12" draw:layer="layout" svg:width="6.727cm" svg:height="1.006cm" svg:x="0.931cm" svg:y="13.727cm">
          <draw:text-box>
            <text:p><text:span text:style-name="T1">Switch level error – usually bad label </text:span><text:span text:style-name="T2">(PFChan_Core_SWITCH_ERR)</text:span></text:p>
          </draw:text-box>
        </draw:frame>
        <draw:frame draw:style-name="gr18" draw:text-style-name="P12" draw:layer="layout" svg:width="6.615cm" svg:height="1.006cm" svg:x="1cm" svg:y="15.069cm">
          <draw:text-box>
            <text:p><text:span text:style-name="T1">(better) path to active node discovered </text:span><text:span text:style-name="T2">(PFChan_Pathfinder_NODE)</text:span></text:p>
          </draw:text-box>
        </draw:frame>
        <draw:frame draw:style-name="gr20" draw:text-style-name="P12" draw:layer="layout" svg:width="6.643cm" svg:height="1.293cm" svg:x="0.954cm" svg:y="18.167cm">
          <draw:text-box>
            <text:p><text:span text:style-name="T1">Session begun or ended</text:span></text:p>
            <text:p><text:span text:style-name="T2">(PFChan_Core_SESSION, PFChan_Core_SESSION_ENDED)</text:span></text:p>
          </draw:text-box>
        </draw:frame>
        <draw:frame draw:style-name="gr18" draw:text-style-name="P12" draw:layer="layout" svg:width="6.502cm" svg:height="1.344cm" svg:x="1cm" svg:y="16.473cm">
          <draw:text-box>
            <text:p><text:span text:style-name="T1">Path discovered by core</text:span></text:p>
            <text:p><text:span text:style-name="T1">(incoming packet with different path) </text:span><text:span text:style-name="T2">(PFChan_Core_DISCOVERED_PATH)</text:span></text:p>
          </draw:text-box>
        </draw:frame>
        <draw:line draw:style-name="gr13" draw:text-style-name="P5" draw:layer="layout" svg:x1="14.01cm" svg:y1="11.115cm" svg:x2="14.01cm" svg:y2="9.995cm">
          <text:p/>
        </draw:line>
        <draw:frame draw:style-name="gr18" draw:text-style-name="P12" draw:layer="layout" svg:width="6.415cm" svg:height="1.006cm" svg:x="1cm" svg:y="21.797cm">
          <draw:text-box>
            <text:p><text:span text:style-name="T1">End-to-end encryption below this line.</text:span></text:p>
          </draw:text-box>
        </draw:frame>
        <draw:frame draw:style-name="gr21" draw:text-style-name="P12" draw:layer="layout" svg:width="5.574cm" svg:height="1.047cm" svg:x="0.974cm" svg:y="23.965cm">
          <draw:text-box>
            <text:p><text:span text:style-name="T1">Point-to-point encryption below this line.</text:span></text:p>
          </draw:text-box>
        </draw:frame>
        <draw:frame draw:style-name="gr22" draw:text-style-name="P14" draw:layer="layout" svg:width="19.59cm" svg:height="5.35cm" svg:x="1cm" svg:y="1cm">
          <draw:text-box>
            <text:p text:style-name="P1"><text:span text:style-name="T3">Cjdns Module Structure</text:span></text:p>
            <text:p text:style-name="P13"><text:span text:style-name="T2"/></text:p>
            <text:p text:style-name="P13"><text:span text:style-name="T4">This is an illustration of the cjdns module structure. There are 4 distinct internal protocols which the modules use to communicate with one another. In this drawing they are numbered but in the codebase they are never referred to by number.</text:span></text:p>
            <text:p text:style-name="P13"><text:span text:style-name="T4">1. IfController external protocol, Sockaddr with the sender's address is followed by the sender's message, (see </text:span><text:span text:style-name="T5">util/platform/Sockaddr.h</text:span><text:span text:style-name="T6">)</text:span></text:p>
            <text:p text:style-name="P13"><text:span text:style-name="T4">2. wire/SwitchHeader.h followed by 4 byte handle and control message or encrypted data.</text:span></text:p>
            <text:p text:style-name="P13"><text:span text:style-name="T4">3. wire/RouteHeader.h followed by </text:span><text:span text:style-name="T5">wire/DataHeader.h (except for CTRL frames)</text:span></text:p>
            <text:p text:style-name="P13"><text:span text:style-name="T4">4. Plain IPv4 or IPv6.</text:span></text:p>
          </draw:text-box>
        </draw:frame>
        <draw:frame draw:style-name="gr23" draw:text-style-name="P12" draw:layer="layout" svg:width="0.706cm" svg:height="0.649cm" svg:x="8.568cm" svg:y="24.527cm">
          <draw:text-box>
            <text:p><text:span text:style-name="T1">1</text:span></text:p>
          </draw:text-box>
        </draw:frame>
        <draw:frame draw:style-name="gr23" draw:text-style-name="P12" draw:layer="layout" svg:width="0.706cm" svg:height="0.649cm" svg:x="13.431cm" svg:y="24.528cm">
          <draw:text-box>
            <text:p><text:span text:style-name="T1">1</text:span></text:p>
          </draw:text-box>
        </draw:frame>
        <draw:frame draw:style-name="gr23" draw:text-style-name="P12" draw:layer="layout" svg:width="0.707cm" svg:height="0.649cm" svg:x="18.338cm" svg:y="24.528cm">
          <draw:text-box>
            <text:p><text:span text:style-name="T1">1</text:span></text:p>
          </draw:text-box>
        </draw:frame>
        <draw:frame draw:style-name="gr23" draw:text-style-name="P12" draw:layer="layout" svg:width="0.706cm" svg:height="0.649cm" svg:x="17.825cm" svg:y="22.523cm">
          <draw:text-box>
            <text:p><text:span text:style-name="T1">2</text:span></text:p>
          </draw:text-box>
        </draw:frame>
        <draw:frame draw:style-name="gr23" draw:text-style-name="P12" draw:layer="layout" svg:width="0.766cm" svg:height="0.649cm" svg:x="14.735cm" svg:y="22.031cm">
          <draw:text-box>
            <text:p><text:span text:style-name="T1">2</text:span></text:p>
          </draw:text-box>
        </draw:frame>
        <draw:frame draw:style-name="gr23" draw:text-style-name="P12" draw:layer="layout" svg:width="0.706cm" svg:height="0.649cm" svg:x="19.944cm" svg:y="16.423cm">
          <draw:text-box>
            <text:p><text:span text:style-name="T1">3</text:span></text:p>
          </draw:text-box>
        </draw:frame>
        <draw:frame draw:style-name="gr23" draw:text-style-name="P12" draw:layer="layout" svg:width="0.706cm" svg:height="0.649cm" svg:x="16.549cm" svg:y="14.363cm">
          <draw:text-box>
            <text:p><text:span text:style-name="T1">3</text:span></text:p>
          </draw:text-box>
        </draw:frame>
        <draw:frame draw:style-name="gr23" draw:text-style-name="P12" draw:layer="layout" svg:width="0.706cm" svg:height="0.649cm" svg:x="17.181cm" svg:y="12.331cm">
          <draw:text-box>
            <text:p><text:span text:style-name="T1">3</text:span></text:p>
          </draw:text-box>
        </draw:frame>
        <draw:frame draw:style-name="gr23" draw:text-style-name="P12" draw:layer="layout" svg:width="0.706cm" svg:height="0.649cm" svg:x="18.277cm" svg:y="12.331cm">
          <draw:text-box>
            <text:p><text:span text:style-name="T1">3</text:span></text:p>
          </draw:text-box>
        </draw:frame>
        <draw:frame draw:style-name="gr23" draw:text-style-name="P12" draw:layer="layout" svg:width="0.706cm" svg:height="0.649cm" svg:x="18.923cm" svg:y="10.27cm">
          <draw:text-box>
            <text:p><text:span text:style-name="T1">4</text:span></text:p>
          </draw:text-box>
        </draw:frame>
        <draw:frame draw:style-name="gr24" draw:text-style-name="P15" draw:layer="layout" svg:width="5.937cm" svg:height="4.595cm" svg:x="1cm" svg:y="6.648cm">
          <draw:text-box>
            <text:p text:style-name="P13"><text:span text:style-name="T4">The EventEmitter allows</text:span></text:p>
            <text:p text:style-name="P13"><text:span text:style-name="T4">“</text:span><text:span text:style-name="T4">events” to be subscribed to</text:span></text:p>
            <text:p text:style-name="P13"><text:span text:style-name="T4">and asynchronously broadcast. </text:span><text:span text:style-name="T5">net/Event.h</text:span></text:p>
            <text:p text:style-name="P13"><text:span text:style-name="T4">contains a list of events. The red lines indicate events which are sent from one module to another.</text:span></text:p>
          </draw:text-box>
        </draw:frame>
        <draw:frame draw:style-name="gr25" draw:text-style-name="P16" draw:layer="layout" svg:width="9.187cm" svg:height="3.27cm" svg:x="10.236cm" svg:y="16.511cm">
          <draw:text-box>
            <text:p><text:span text:style-name="T4">ControlHandler handles special “CTRL” frames which are not end-to-end encrypted, these include low level ping requests and error messages which are sent back in the event a packet cannot be forwarded. See: </text:span><text:span text:style-name="T7">wire/Control.h</text:span><text:span text:style-name="T4"> for protocol info.</text:span></text:p>
          </draw:text-box>
        </draw:frame>
        <draw:custom-shape draw:style-name="gr26" draw:text-style-name="P1" draw:layer="layout" svg:width="2.646cm" svg:height="1.027cm" svg:x="17.088cm" svg:y="6.756cm">
          <text:p text:style-name="P1">tun0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45cm" svg:y1="8.964cm" svg:x2="18.45cm" svg:y2="7.793cm">
          <text:p/>
        </draw:line>
        <draw:frame draw:style-name="gr23" draw:text-style-name="P12" draw:layer="layout" svg:width="0.706cm" svg:height="0.649cm" svg:x="18.457cm" svg:y="8.083cm">
          <draw:text-box>
            <text:p><text:span text:style-name="T1">4</text:span></text:p>
          </draw:text-box>
        </draw:frame>
        <draw:line draw:style-name="gr14" draw:text-style-name="P5" draw:layer="layout" svg:x1="12.203cm" svg:y1="11.115cm" svg:x2="12.203cm" svg:y2="9.679cm">
          <text:p/>
        </draw:line>
        <draw:line draw:style-name="gr13" draw:text-style-name="P5" draw:layer="layout" svg:x1="12.78cm" svg:y1="11.116cm" svg:x2="12.78cm" svg:y2="9.996cm">
          <text:p/>
        </draw:line>
        <draw:line draw:style-name="gr16" draw:text-style-name="P5" draw:layer="layout" svg:x1="14.001cm" svg:y1="10.021cm" svg:x2="14.001cm" svg:y2="8.274cm">
          <text:p/>
        </draw:line>
        <draw:line draw:style-name="gr19" draw:text-style-name="P5" draw:layer="layout" svg:x1="9.236cm" svg:y1="7.843cm" svg:x2="14.613cm" svg:y2="7.843cm">
          <text:p/>
        </draw:line>
        <draw:line draw:style-name="gr19" draw:text-style-name="P5" draw:layer="layout" svg:x1="12.766cm" svg:y1="9.279cm" svg:x2="11.034cm" svg:y2="9.279cm">
          <text:p/>
        </draw:line>
        <draw:line draw:style-name="gr13" draw:text-style-name="P5" draw:layer="layout" svg:x1="11.047cm" svg:y1="9.276cm" svg:x2="11.047cm" svg:y2="13.178cm">
          <text:p/>
        </draw:line>
        <draw:frame draw:style-name="gr18" draw:text-style-name="P12" draw:layer="layout" svg:width="6.727cm" svg:height="1.006cm" svg:x="0.955cm" svg:y="10.928cm">
          <draw:text-box>
            <text:p><text:span text:style-name="T1">Incoming Inter-router message </text:span><text:span text:style-name="T2">(PFChan_Core_MSG)</text:span></text:p>
          </draw:text-box>
        </draw:frame>
        <draw:frame draw:style-name="gr18" draw:text-style-name="P12" draw:layer="layout" svg:width="6.727cm" svg:height="1.006cm" svg:x="0.956cm" svg:y="12.238cm">
          <draw:text-box>
            <text:p><text:span text:style-name="T1">Outgoing Inter-router message </text:span><text:span text:style-name="T2">(PFChan_Pathfinder_SENDMSG)</text:span></text:p>
          </draw:text-box>
        </draw:frame>
        <draw:line draw:style-name="gr17" draw:text-style-name="P5" draw:layer="layout" svg:x1="11.037cm" svg:y1="12.531cm" svg:x2="6.142cm" svg:y2="12.531cm">
          <text:p/>
        </draw:line>
        <draw:line draw:style-name="gr16" draw:text-style-name="P5" draw:layer="layout" svg:x1="10.447cm" svg:y1="10.021cm" svg:x2="10.447cm" svg:y2="8.728cm">
          <text:p/>
        </draw:line>
        <draw:line draw:style-name="gr13" draw:text-style-name="P5" draw:layer="layout" svg:x1="8.693cm" svg:y1="21.269cm" svg:x2="8.693cm" svg:y2="9.973cm">
          <text:p/>
        </draw:line>
        <draw:line draw:style-name="gr17" draw:text-style-name="P5" draw:layer="layout" svg:x1="8.675cm" svg:y1="18.539cm" svg:x2="5.097cm" svg:y2="18.539cm">
          <text:p/>
        </draw:line>
        <draw:line draw:style-name="gr6" draw:text-style-name="P5" draw:layer="layout" svg:x1="14.518cm" svg:y1="21.993cm" svg:x2="15.702cm" svg:y2="21.996cm">
          <text:p/>
        </draw:line>
        <draw:line draw:style-name="gr4" draw:text-style-name="P5" draw:layer="layout" svg:x1="15.061cm" svg:y1="20.794cm" svg:x2="21.322cm" svg:y2="20.794cm">
          <text:p/>
        </draw:line>
        <draw:line draw:style-name="gr4" draw:text-style-name="P5" draw:layer="layout" svg:x1="15.062cm" svg:y1="20.794cm" svg:x2="15.061cm" svg:y2="21.629cm">
          <text:p/>
        </draw:line>
        <draw:line draw:style-name="gr6" draw:text-style-name="P5" draw:layer="layout" svg:x1="19.788cm" svg:y1="20.09cm" svg:x2="14.009cm" svg:y2="20.115cm">
          <text:p/>
        </draw:line>
        <draw:line draw:style-name="gr6" draw:text-style-name="P5" draw:layer="layout" svg:x1="14.035cm" svg:y1="21.295cm" svg:x2="14.01cm" svg:y2="20.1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1cm" fo:margin-bottom="0.569cm" fo:margin-left="0.326cm" fo:margin-right="0.4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leb James DeLisle</meta:initial-creator>
    <meta:creation-date>2015-02-14T15:01:42.437505458</meta:creation-date>
    <dc:date>2016-10-18T10:05:42.778298000</dc:date>
    <dc:creator>Caleb James DeLisle</dc:creator>
    <meta:editing-duration>PT1H32M8S</meta:editing-duration>
    <meta:editing-cycles>7</meta:editing-cycles>
    <meta:generator>LibreOffice/4.4.3.2$MacOSX_X86_64 LibreOffice_project/88805f81e9fe61362df02b9941de8e38a9b5fd16</meta:generator>
    <meta:document-statistic meta:object-count="98"/>
  </office:meta>
</office:document-meta>
</file>